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04cm" fo:min-width="0.068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03cm" fo:min-width="0.069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704cm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objectwithoutfill">
      <style:graphic-properties draw:stroke="dash" draw:stroke-dash="Dashed_20__28_var_29_" draw:marker-end="" draw:fill="none" draw:textarea-vertical-align="middle"/>
    </style:style>
    <style:style style:name="gr8" style:family="graphic" style:parent-style-name="standard">
      <style:graphic-properties svg:stroke-width="0.035cm" svg:stroke-color="#00a65d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982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5c2d91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7cm"/>
    </style:style>
    <style:style style:name="gr14" style:family="graphic" style:parent-style-name="objectwithoutfill">
      <style:graphic-properties svg:stroke-width="0.081cm" svg:stroke-color="#3465a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svg:stroke-width="0.081cm" svg:stroke-color="#5c2d91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081cm" svg:stroke-color="#00a65d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081cm" svg:stroke-color="#ed1c2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standard">
      <style:graphic-properties draw:stroke="none" svg:stroke-color="#000000" draw:fill="none" draw:fill-color="#ffffff" fo:min-height="2.11cm"/>
    </style:style>
    <style:style style:name="gr21" style:family="graphic" style:parent-style-name="standard">
      <style:graphic-properties draw:stroke="none" svg:stroke-color="#000000" draw:fill="none" draw:fill-color="#ffffff" fo:min-height="1.5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 draw:fill-color="#ffffff"/>
      <style:text-properties fo:color="#00a65d" fo:font-weight="bold" fo:background-color="transparent"/>
    </style:style>
    <style:style style:name="P6" style:family="paragraph">
      <loext:graphic-properties draw:fill="none" draw:fill-color="#ffffff"/>
      <style:text-properties fo:color="#3465a4" fo:font-size="18pt" fo:font-weight="bold" fo:background-color="transparent" style:font-size-asian="18pt" style:font-size-complex="18pt"/>
    </style:style>
    <style:style style:name="P7" style:family="paragraph">
      <loext:graphic-properties draw:fill="none" draw:fill-color="#ffffff"/>
      <style:text-properties fo:color="#5c2d91" fo:font-size="18pt" fo:font-weight="bold" fo:background-color="transparent" style:font-size-asian="18pt" style:font-size-complex="18pt"/>
    </style:style>
    <style:style style:name="P8" style:family="paragraph">
      <loext:graphic-properties draw:fill="none" draw:fill-color="#ffffff"/>
      <style:text-properties fo:color="#00a65d" fo:font-size="18pt" fo:font-weight="bold" fo:background-color="transparent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="none" draw:fill-color="#ffffff"/>
      <style:text-properties fo:color="#00a65d" fo:font-size="18pt" fo:font-weight="bold" fo:background-color="transparent" style:font-size-asian="18pt" style:font-size-complex="18pt"/>
    </style:style>
    <style:style style:name="P11" style:family="paragraph">
      <loext:graphic-properties draw:fill="none" draw:fill-color="#ffffff"/>
      <style:text-properties fo:color="#000000" fo:font-size="18pt"/>
    </style:style>
    <style:style style:name="P12" style:family="paragraph">
      <loext:graphic-properties draw:fill="none" draw:fill-color="#ffffff"/>
      <style:text-properties fo:font-size="18pt" fo:font-weight="bold"/>
    </style:style>
    <style:style style:name="P13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weight="bold"/>
    </style:style>
    <style:style style:name="T2" style:family="text">
      <style:text-properties fo:color="#00a65d" fo:font-size="12pt" fo:background-color="transparent" style:font-size-asian="12pt" style:font-size-complex="12pt"/>
    </style:style>
    <style:style style:name="T3" style:family="text">
      <style:text-properties fo:color="#00a65d" style:text-position="-33% 58%" fo:font-size="12pt" fo:background-color="transparent" style:font-size-asian="12pt" style:font-size-complex="12pt"/>
    </style:style>
    <style:style style:name="T4" style:family="text">
      <style:text-properties fo:color="#00a65d" style:text-position="0% 100%" fo:font-size="12pt" fo:background-color="transparent" style:font-size-asian="12pt" style:font-size-complex="12pt"/>
    </style:style>
    <style:style style:name="T5" style:family="text">
      <style:text-properties fo:color="#3465a4" fo:font-size="18pt" fo:background-color="transparent" style:font-size-asian="18pt" style:font-size-complex="18pt"/>
    </style:style>
    <style:style style:name="T6" style:family="text">
      <style:text-properties fo:color="#3465a4" style:text-position="-33% 58%" fo:font-size="18pt" fo:background-color="transparent" style:font-size-asian="18pt" style:font-size-complex="18pt"/>
    </style:style>
    <style:style style:name="T7" style:family="text">
      <style:text-properties fo:color="#5c2d91" fo:font-size="18pt" fo:background-color="transparent" style:font-size-asian="18pt" style:font-size-complex="18pt"/>
    </style:style>
    <style:style style:name="T8" style:family="text">
      <style:text-properties fo:color="#5c2d91" style:text-position="-33% 58%" fo:font-size="18pt" fo:background-color="transparent" style:font-size-asian="18pt" style:font-size-complex="18pt"/>
    </style:style>
    <style:style style:name="T9" style:family="text">
      <style:text-properties fo:color="#5c2d91" style:text-position="33% 58%" fo:font-size="18pt" fo:background-color="transparent" style:font-size-asian="18pt" style:font-size-complex="18pt"/>
    </style:style>
    <style:style style:name="T10" style:family="text">
      <style:text-properties fo:color="#ce181e"/>
    </style:style>
    <style:style style:name="T11" style:family="text">
      <style:text-properties fo:color="#ce181e" style:text-position="-33% 58%"/>
    </style:style>
    <style:style style:name="T12" style:family="text">
      <style:text-properties fo:color="#00a65d" fo:font-size="18pt" fo:background-color="transparent" style:font-size-asian="18pt" style:font-size-complex="18pt"/>
    </style:style>
    <style:style style:name="T13" style:family="text">
      <style:text-properties fo:color="#000000" fo:font-size="18pt"/>
    </style:style>
    <style:style style:name="T14" style:family="text">
      <style:text-properties fo:font-size="18pt" fo:font-weight="bold"/>
    </style:style>
    <style:style style:name="T15" style:family="text">
      <style:text-properties fo:color="#ce181e" fo:font-size="18pt"/>
    </style:style>
    <style:style style:name="T16" style:family="text">
      <style:text-properties fo:color="#ce181e"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18cm" svg:height="1.182cm" svg:x="3.54cm" svg:y="5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7.396cm" svg:y="2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7.396cm" svg:y="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275cm" svg:y1="5.94cm" svg:x2="7.397cm" svg:y2="3.184cm">
          <text:p/>
        </draw:line>
        <draw:line draw:style-name="gr3" draw:text-style-name="P2" draw:layer="layout" svg:x1="4.275cm" svg:y1="6.728cm" svg:x2="7.397cm" svg:y2="9.484cm">
          <text:p/>
        </draw:line>
        <draw:line draw:style-name="gr3" draw:text-style-name="P2" draw:layer="layout" svg:x1="8.315cm" svg:y1="2.988cm" svg:x2="12.171cm" svg:y2="3.382cm">
          <text:p/>
        </draw:line>
        <draw:line draw:style-name="gr3" draw:text-style-name="P2" draw:layer="layout" svg:x1="8.315cm" svg:y1="9.681cm" svg:x2="12.171cm" svg:y2="9.287cm">
          <text:p/>
        </draw:line>
        <draw:line draw:style-name="gr3" draw:text-style-name="P2" draw:layer="layout" svg:x1="13.273cm" svg:y1="9.141cm" svg:x2="17.129cm" svg:y2="8.747cm">
          <text:p/>
        </draw:line>
        <draw:ellipse draw:style-name="gr4" draw:text-style-name="P3" draw:layer="layout" svg:width="1.102cm" svg:height="1.062cm" draw:transform="rotate (0.0570722665402146) translate (12.142cm 8.733cm)" draw:kind="arc" draw:start-angle="184.32" draw:end-angle="6.36">
          <text:p/>
        </draw:ellipse>
        <draw:line draw:style-name="gr3" draw:text-style-name="P2" draw:layer="layout" svg:x1="13.273cm" svg:y1="3.527cm" svg:x2="17.129cm" svg:y2="3.921cm">
          <text:p/>
        </draw:line>
        <draw:ellipse draw:style-name="gr4" draw:text-style-name="P3" draw:layer="layout" svg:width="1.102cm" svg:height="1.062cm" draw:transform="rotate (3.08434585412438) translate (13.242cm 3.998cm)" draw:kind="arc" draw:start-angle="173.75" draw:end-angle="355.63">
          <text:p/>
        </draw:ellipse>
        <draw:frame draw:style-name="gr5" draw:text-style-name="P4" draw:layer="layout" svg:width="0.762cm" svg:height="0.954cm" svg:x="3.159cm" svg:y="4.745cm">
          <draw:text-box>
            <text:p><text:span text:style-name="T1">A</text:span></text:p>
          </draw:text-box>
        </draw:frame>
        <draw:frame draw:style-name="gr5" draw:text-style-name="P4" draw:layer="layout" svg:width="0.762cm" svg:height="0.954cm" svg:x="8.112cm" svg:y="1.762cm">
          <draw:text-box>
            <text:p><text:span text:style-name="T1">B</text:span></text:p>
          </draw:text-box>
        </draw:frame>
        <draw:frame draw:style-name="gr5" draw:text-style-name="P4" draw:layer="layout" svg:width="0.762cm" svg:height="0.954cm" svg:x="13.192cm" svg:y="2.143cm">
          <draw:text-box>
            <text:p><text:span text:style-name="T1">C</text:span></text:p>
          </draw:text-box>
        </draw:frame>
        <draw:frame draw:style-name="gr5" draw:text-style-name="P4" draw:layer="layout" svg:width="0.762cm" svg:height="0.954cm" svg:x="15.986cm" svg:y="2.778cm">
          <draw:text-box>
            <text:p><text:span text:style-name="T1">D</text:span></text:p>
          </draw:text-box>
        </draw:frame>
        <draw:frame draw:style-name="gr5" draw:text-style-name="P4" draw:layer="layout" svg:width="0.762cm" svg:height="0.954cm" svg:x="3.159cm" svg:y="4.745cm">
          <draw:text-box>
            <text:p><text:span text:style-name="T1">A</text:span></text:p>
          </draw:text-box>
        </draw:frame>
        <draw:frame draw:style-name="gr6" draw:text-style-name="P4" draw:layer="layout" svg:width="1.651cm" svg:height="1.657cm" svg:x="8.239cm" svg:y="9.763cm">
          <draw:text-box>
            <text:p><text:span text:style-name="T1">B`</text:span></text:p>
          </draw:text-box>
        </draw:frame>
        <draw:frame draw:style-name="gr6" draw:text-style-name="P4" draw:layer="layout" svg:width="1.651cm" svg:height="1.657cm" svg:x="13.192cm" svg:y="9.503cm">
          <draw:text-box>
            <text:p><text:span text:style-name="T1">C`</text:span></text:p>
          </draw:text-box>
        </draw:frame>
        <draw:frame draw:style-name="gr6" draw:text-style-name="P4" draw:layer="layout" svg:width="1.651cm" svg:height="1.657cm" svg:x="16.113cm" svg:y="9.001cm">
          <draw:text-box>
            <text:p><text:span text:style-name="T1">D`</text:span></text:p>
          </draw:text-box>
        </draw:frame>
        <draw:line draw:style-name="gr7" draw:text-style-name="P2" draw:layer="layout" svg:x1="3.032cm" svg:y1="6.334cm" svg:x2="18.526cm" svg:y2="6.334cm">
          <text:p/>
        </draw:line>
        <draw:circle draw:style-name="gr8" draw:text-style-name="P3" draw:layer="layout" svg:width="2.667cm" svg:height="2.667cm" svg:x="2.622cm" svg:y="5.014cm" draw:kind="arc" draw:start-angle="1.4" draw:end-angle="42.62">
          <text:p/>
        </draw:circle>
        <draw:frame draw:style-name="gr9" draw:text-style-name="P5" draw:layer="layout" svg:width="1.778cm" svg:height="2.232cm" svg:x="5.064cm" svg:y="5.318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0" draw:text-style-name="P2" draw:layer="layout" svg:x1="12.684cm" svg:y1="2.905cm" svg:x2="12.684cm" svg:y2="4.81cm">
          <text:p/>
        </draw:line>
        <draw:ellipse draw:style-name="gr8" draw:text-style-name="P3" draw:layer="layout" svg:width="4.291cm" svg:height="4.356cm" draw:transform="skewX (-0.0130899693899575) rotate (1.21527275816365) translate (10.668cm 3.569cm)" draw:kind="arc" draw:start-angle="138.12" draw:end-angle="180.16">
          <text:p/>
        </draw:ellipse>
        <draw:frame draw:style-name="gr9" draw:text-style-name="P5" draw:layer="layout" svg:width="1.778cm" svg:height="2.232cm" svg:x="11.033cm" svg:y="3.721cm">
          <draw:text-box>
            <text:p><text:span text:style-name="T2">φ</text:span><text:span text:style-name="T3">2</text:span><text:span text:style-name="T4">(t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54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54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54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1" draw:text-style-name="P2" draw:layer="layout" svg:x1="5.064cm" svg:y1="8.493cm" svg:x2="7.477cm" svg:y2="8.493cm">
          <text:p/>
        </draw:line>
        <draw:line draw:style-name="gr12" draw:text-style-name="P2" draw:layer="layout" svg:x1="5.064cm" svg:y1="9.001cm" svg:x2="7.477cm" svg:y2="9.001cm">
          <text:p/>
        </draw:line>
        <draw:frame draw:style-name="gr13" draw:text-style-name="P6" draw:layer="layout" svg:width="1.778cm" svg:height="1.107cm" svg:x="5.572cm" svg:y="7.513cm">
          <draw:text-box>
            <text:p><text:span text:style-name="T5">v</text:span><text:span text:style-name="T6">A</text:span></text:p>
          </draw:text-box>
        </draw:frame>
        <draw:frame draw:style-name="gr13" draw:text-style-name="P7" draw:layer="layout" svg:width="1.778cm" svg:height="1.107cm" svg:x="5.572cm" svg:y="8.91cm">
          <draw:text-box>
            <text:p><text:span text:style-name="T7">a</text:span><text:span text:style-name="T8">A</text:span></text:p>
          </draw:text-box>
        </draw:frame>
        <draw:line draw:style-name="gr14" draw:text-style-name="P2" draw:layer="layout" svg:x1="5.827cm" svg:y1="7.731cm" svg:x2="6.208cm" svg:y2="7.731cm">
          <text:p/>
        </draw:line>
        <draw:line draw:style-name="gr15" draw:text-style-name="P2" draw:layer="layout" svg:x1="5.826cm" svg:y1="9.128cm" svg:x2="6.207cm" svg:y2="9.128cm">
          <text:p/>
        </draw:line>
        <draw:line draw:style-name="gr12" draw:text-style-name="P2" draw:layer="layout" svg:x1="11.922cm" svg:y1="5.318cm" svg:x2="10.398cm" svg:y2="6.715cm">
          <text:p/>
        </draw:line>
        <draw:line draw:style-name="gr12" draw:text-style-name="P2" draw:layer="layout" svg:x1="11.922cm" svg:y1="5.318cm" svg:x2="10.398cm" svg:y2="3.921cm">
          <text:p/>
        </draw:line>
        <draw:line draw:style-name="gr11" draw:text-style-name="P2" draw:layer="layout" svg:x1="12.176cm" svg:y1="5.064cm" svg:x2="10.652cm" svg:y2="3.667cm">
          <text:p/>
        </draw:line>
        <draw:frame draw:style-name="gr13" draw:text-style-name="P6" draw:layer="layout" svg:width="1.778cm" svg:height="1.107cm" svg:x="11.16cm" svg:y="3.195cm">
          <draw:text-box>
            <text:p><text:span text:style-name="T5">v</text:span><text:span text:style-name="T6">B/A</text:span></text:p>
          </draw:text-box>
        </draw:frame>
        <draw:line draw:style-name="gr14" draw:text-style-name="P2" draw:layer="layout" svg:x1="11.414cm" svg:y1="3.413cm" svg:x2="11.795cm" svg:y2="3.413cm">
          <text:p/>
        </draw:line>
        <draw:frame draw:style-name="gr13" draw:text-style-name="P7" draw:layer="layout" svg:width="1.778cm" svg:height="1.107cm" svg:x="9.636cm" svg:y="4.211cm">
          <draw:text-box>
            <text:p><text:span text:style-name="T7">a</text:span><text:span text:style-name="T9">n</text:span><text:span text:style-name="T8">B/A</text:span></text:p>
          </draw:text-box>
        </draw:frame>
        <draw:frame draw:style-name="gr13" draw:text-style-name="P7" draw:layer="layout" svg:width="1.778cm" svg:height="1.107cm" svg:x="11.033cm" svg:y="6.207cm">
          <draw:text-box>
            <text:p><text:span text:style-name="T7">a</text:span><text:span text:style-name="T9">t</text:span><text:span text:style-name="T8">B/A</text:span></text:p>
          </draw:text-box>
        </draw:frame>
        <draw:line draw:style-name="gr15" draw:text-style-name="P2" draw:layer="layout" svg:x1="9.89cm" svg:y1="4.302cm" svg:x2="10.271cm" svg:y2="4.302cm">
          <text:p/>
        </draw:line>
        <draw:line draw:style-name="gr15" draw:text-style-name="P2" draw:layer="layout" svg:x1="11.287cm" svg:y1="6.334cm" svg:x2="11.668cm" svg:y2="6.334cm">
          <text:p/>
        </draw:line>
      </draw:page>
      <draw:page draw:name="page3" draw:style-name="dp1" draw:master-page-name="Default">
        <draw:custom-shape draw:style-name="gr2" draw:text-style-name="P1" draw:layer="layout" svg:width="0.919cm" svg:height="1.181cm" svg:x="5.953cm" svg:y="5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1cm" svg:x2="10.728cm" svg:y2="6.304cm">
          <text:p/>
        </draw:line>
        <draw:line draw:style-name="gr3" draw:text-style-name="P2" draw:layer="layout" svg:x1="11.83cm" svg:y1="6.449cm" svg:x2="15.686cm" svg:y2="6.843cm">
          <text:p/>
        </draw:line>
        <draw:ellipse draw:style-name="gr4" draw:text-style-name="P3" draw:layer="layout" svg:width="1.102cm" svg:height="1.062cm" draw:transform="rotate (3.08434585412438) translate (11.799cm 6.92cm)" draw:kind="arc" draw:start-angle="173.75" draw:end-angle="355.63">
          <text:p/>
        </draw:ellipse>
        <draw:frame draw:style-name="gr5" draw:text-style-name="P4" draw:layer="layout" svg:width="0.762cm" svg:height="0.954cm" svg:x="6.669cm" svg:y="4.684cm">
          <draw:text-box>
            <text:p><text:span text:style-name="T1">B</text:span></text:p>
          </draw:text-box>
        </draw:frame>
        <draw:frame draw:style-name="gr5" draw:text-style-name="P4" draw:layer="layout" svg:width="0.762cm" svg:height="0.954cm" svg:x="11.749cm" svg:y="5.065cm">
          <draw:text-box>
            <text:p><text:span text:style-name="T1">C</text:span></text:p>
          </draw:text-box>
        </draw:frame>
        <draw:frame draw:style-name="gr5" draw:text-style-name="P4" draw:layer="layout" svg:width="0.762cm" svg:height="0.954cm" svg:x="14.543cm" svg:y="5.7cm">
          <draw:text-box>
            <text:p><text:span text:style-name="T1">D</text:span></text:p>
          </draw:text-box>
        </draw:frame>
        <draw:line draw:style-name="gr12" draw:text-style-name="P2" draw:layer="layout" svg:x1="6.207cm" svg:y1="6.715cm" svg:x2="8.874cm" svg:y2="6.969cm">
          <text:p/>
        </draw:line>
        <draw:line draw:style-name="gr11" draw:text-style-name="P2" draw:layer="layout" svg:x1="6.461cm" svg:y1="5.318cm" svg:x2="6.588cm" svg:y2="2.905cm">
          <text:p/>
        </draw:line>
        <draw:frame draw:style-name="gr13" draw:text-style-name="P6" draw:layer="layout" svg:width="1.778cm" svg:height="1.107cm" svg:x="6.969cm" svg:y="3.286cm">
          <draw:text-box>
            <text:p><text:span text:style-name="T5">v</text:span><text:span text:style-name="T6">B/A</text:span></text:p>
          </draw:text-box>
        </draw:frame>
        <draw:line draw:style-name="gr14" draw:text-style-name="P2" draw:layer="layout" svg:x1="7.223cm" svg:y1="3.504cm" svg:x2="7.604cm" svg:y2="3.504cm">
          <text:p/>
        </draw:line>
        <draw:frame draw:style-name="gr13" draw:text-style-name="P7" draw:layer="layout" svg:width="1.778cm" svg:height="1.107cm" svg:x="4.556cm" svg:y="3.286cm">
          <draw:text-box>
            <text:p><text:span text:style-name="T7">a</text:span><text:span text:style-name="T9">n</text:span><text:span text:style-name="T8">B/A</text:span></text:p>
          </draw:text-box>
        </draw:frame>
        <draw:frame draw:style-name="gr13" draw:text-style-name="P7" draw:layer="layout" svg:width="1.778cm" svg:height="1.107cm" svg:x="7.096cm" svg:y="7.132cm">
          <draw:text-box>
            <text:p><text:span text:style-name="T7">a</text:span><text:span text:style-name="T9">t</text:span><text:span text:style-name="T8">B/A</text:span></text:p>
          </draw:text-box>
        </draw:frame>
        <draw:line draw:style-name="gr15" draw:text-style-name="P2" draw:layer="layout" svg:x1="4.81cm" svg:y1="3.377cm" svg:x2="5.191cm" svg:y2="3.377cm">
          <text:p/>
        </draw:line>
        <draw:line draw:style-name="gr15" draw:text-style-name="P2" draw:layer="layout" svg:x1="7.35cm" svg:y1="7.259cm" svg:x2="7.731cm" svg:y2="7.259cm">
          <text:p/>
        </draw:line>
        <draw:line draw:style-name="gr10" draw:text-style-name="P2" draw:layer="layout" svg:x1="11.297cm" svg:y1="6.207cm" svg:x2="11.297cm" svg:y2="8.112cm">
          <text:p/>
        </draw:line>
        <draw:ellipse draw:style-name="gr8" draw:text-style-name="P3" draw:layer="layout" svg:width="4.291cm" svg:height="4.356cm" draw:transform="skewX (-0.0130899693899575) rotate (1.21527275816365) translate (9.24cm 6.605cm)" draw:kind="arc" draw:start-angle="138.12" draw:end-angle="180.16">
          <text:p/>
        </draw:ellipse>
        <draw:frame draw:style-name="gr9" draw:text-style-name="P8" draw:layer="layout" svg:width="1.778cm" svg:height="2.232cm" svg:x="9.39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2" draw:text-style-name="P2" draw:layer="layout" svg:x1="5.953cm" svg:y1="5.318cm" svg:x2="6.08cm" svg:y2="2.905cm">
          <text:p/>
        </draw:line>
      </draw:page>
      <draw:page draw:name="page4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54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54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54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6" draw:text-style-name="P2" draw:layer="layout" svg:x1="5.064cm" svg:y1="8.493cm" svg:x2="7.477cm" svg:y2="8.493cm">
          <text:p/>
        </draw:line>
        <draw:line draw:style-name="gr17" draw:text-style-name="P2" draw:layer="layout" svg:x1="14.462cm" svg:y1="5.191cm" svg:x2="12.429cm" svg:y2="5.191cm">
          <text:p/>
        </draw:line>
        <draw:line draw:style-name="gr17" draw:text-style-name="P2" draw:layer="layout" svg:x1="11.922cm" svg:y1="2.524cm" svg:x2="11.922cm" svg:y2="4.556cm">
          <text:p/>
        </draw:line>
        <draw:line draw:style-name="gr17" draw:text-style-name="P2" draw:layer="layout" svg:x1="8.112cm" svg:y1="7.858cm" svg:x2="8.112cm" svg:y2="5.826cm">
          <text:p/>
        </draw:line>
        <draw:frame draw:style-name="gr13" draw:text-style-name="P9" draw:layer="layout" svg:width="2.286cm" svg:height="1.107cm" svg:x="13.065cm" svg:y="4.175cm">
          <draw:text-box>
            <text:p><text:span text:style-name="T10">R</text:span><text:span text:style-name="T11">Bx</text:span></text:p>
          </draw:text-box>
        </draw:frame>
        <draw:frame draw:style-name="gr13" draw:text-style-name="P9" draw:layer="layout" svg:width="2.286cm" svg:height="1.107cm" svg:x="11.795cm" svg:y="2.778cm">
          <draw:text-box>
            <text:p><text:span text:style-name="T10">R</text:span><text:span text:style-name="T11">By</text:span></text:p>
          </draw:text-box>
        </draw:frame>
        <draw:frame draw:style-name="gr13" draw:text-style-name="P9" draw:layer="layout" svg:width="2.286cm" svg:height="1.107cm" svg:x="7.985cm" svg:y="6.116cm">
          <draw:text-box>
            <text:p><text:span text:style-name="T10">R</text:span><text:span text:style-name="T11">A</text:span></text:p>
          </draw:text-box>
        </draw:frame>
        <draw:frame draw:style-name="gr5" draw:text-style-name="P10" draw:layer="layout" svg:width="1.778cm" svg:height="0.954cm" svg:x="5.572cm" svg:y="7.658cm">
          <draw:text-box>
            <text:p><text:span text:style-name="T12">P</text:span></text:p>
          </draw:text-box>
        </draw:frame>
        <draw:line draw:style-name="gr18" draw:text-style-name="P2" draw:layer="layout" svg:x1="5.826cm" svg:y1="7.731cm" svg:x2="6.207cm" svg:y2="7.731cm">
          <text:p/>
        </draw:line>
        <draw:line draw:style-name="gr19" draw:text-style-name="P2" draw:layer="layout" svg:x1="8.366cm" svg:y1="6.207cm" svg:x2="8.747cm" svg:y2="6.207cm">
          <text:p/>
        </draw:line>
        <draw:line draw:style-name="gr19" draw:text-style-name="P2" draw:layer="layout" svg:x1="12.176cm" svg:y1="2.905cm" svg:x2="12.557cm" svg:y2="2.905cm">
          <text:p/>
        </draw:line>
        <draw:line draw:style-name="gr19" draw:text-style-name="P2" draw:layer="layout" svg:x1="13.446cm" svg:y1="4.302cm" svg:x2="13.827cm" svg:y2="4.302cm">
          <text:p/>
        </draw:line>
        <draw:frame draw:style-name="gr20" draw:text-style-name="P11" draw:layer="layout" svg:width="2.921cm" svg:height="2.36cm" svg:x="5.573cm" svg:y="8.936cm">
          <draw:text-box>
            <text:p><text:span text:style-name="T13">Static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0.919cm" svg:height="1.181cm" svg:x="5.95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09cm" svg:x2="10.728cm" svg:y2="6.303cm">
          <text:p/>
        </draw:line>
        <draw:line draw:style-name="gr3" draw:text-style-name="P2" draw:layer="layout" svg:x1="11.83cm" svg:y1="6.448cm" svg:x2="15.686cm" svg:y2="6.842cm">
          <text:p/>
        </draw:line>
        <draw:ellipse draw:style-name="gr4" draw:text-style-name="P3" draw:layer="layout" svg:width="1.102cm" svg:height="1.062cm" draw:transform="rotate (3.08434585412438) translate (11.799cm 6.919cm)" draw:kind="arc" draw:start-angle="173.75" draw:end-angle="355.63">
          <text:p/>
        </draw:ellipse>
        <draw:frame draw:style-name="gr5" draw:text-style-name="P12" draw:layer="layout" svg:width="0.762cm" svg:height="0.954cm" svg:x="6.669cm" svg:y="4.683cm">
          <draw:text-box>
            <text:p><text:span text:style-name="T14">B</text:span></text:p>
          </draw:text-box>
        </draw:frame>
        <draw:frame draw:style-name="gr5" draw:text-style-name="P12" draw:layer="layout" svg:width="0.762cm" svg:height="0.954cm" svg:x="11.749cm" svg:y="5.064cm">
          <draw:text-box>
            <text:p><text:span text:style-name="T14">C</text:span></text:p>
          </draw:text-box>
        </draw:frame>
        <draw:frame draw:style-name="gr5" draw:text-style-name="P12" draw:layer="layout" svg:width="0.762cm" svg:height="0.954cm" svg:x="14.543cm" svg:y="5.699cm">
          <draw:text-box>
            <text:p><text:span text:style-name="T14">D</text:span></text:p>
          </draw:text-box>
        </draw:frame>
        <draw:line draw:style-name="gr10" draw:text-style-name="P2" draw:layer="layout" svg:x1="11.287cm" svg:y1="6.207cm" svg:x2="11.287cm" svg:y2="8.112cm">
          <text:p/>
        </draw:line>
        <draw:ellipse draw:style-name="gr8" draw:text-style-name="P3" draw:layer="layout" svg:width="4.291cm" svg:height="4.356cm" draw:transform="skewX (-0.0130899693899575) rotate (1.21527275816365) translate (9.23cm 6.605cm)" draw:kind="arc" draw:start-angle="138.12" draw:end-angle="180.16">
          <text:p/>
        </draw:ellipse>
        <draw:line draw:style-name="gr17" draw:text-style-name="P2" draw:layer="layout" svg:x1="15.605cm" svg:y1="9.128cm" svg:x2="15.605cm" svg:y2="7.096cm">
          <text:p/>
        </draw:line>
        <draw:line draw:style-name="gr17" draw:text-style-name="P2" draw:layer="layout" svg:x1="6.461cm" svg:y1="5.191cm" svg:x2="6.461cm" svg:y2="3.159cm">
          <text:p/>
        </draw:line>
        <draw:line draw:style-name="gr17" draw:text-style-name="P2" draw:layer="layout" svg:x1="11.287cm" svg:y1="3.667cm" svg:x2="11.287cm" svg:y2="5.699cm">
          <text:p/>
        </draw:line>
        <draw:line draw:style-name="gr17" draw:text-style-name="P2" draw:layer="layout" svg:x1="3.413cm" svg:y1="5.699cm" svg:x2="5.826cm" svg:y2="5.699cm">
          <text:p/>
        </draw:line>
        <draw:line draw:style-name="gr17" draw:text-style-name="P2" draw:layer="layout" svg:x1="14.335cm" svg:y1="6.207cm" svg:x2="11.922cm" svg:y2="6.207cm">
          <text:p/>
        </draw:line>
        <draw:frame draw:style-name="gr5" draw:text-style-name="P13" draw:layer="layout" svg:width="1.143cm" svg:height="0.954cm" svg:x="15.732cm" svg:y="7.985cm">
          <draw:text-box>
            <text:p><text:span text:style-name="T15">F</text:span></text:p>
          </draw:text-box>
        </draw:frame>
        <draw:frame draw:style-name="gr21" draw:text-style-name="P13" draw:layer="layout" svg:width="1.651cm" svg:height="1.81cm" svg:x="13.065cm" svg:y="5.159cm">
          <draw:text-box>
            <text:p><text:span text:style-name="T15">R</text:span><text:span text:style-name="T16">Cx</text:span></text:p>
          </draw:text-box>
        </draw:frame>
        <draw:frame draw:style-name="gr21" draw:text-style-name="P13" draw:layer="layout" svg:width="2.032cm" svg:height="1.81cm" svg:x="11.414cm" svg:y="3.983cm">
          <draw:text-box>
            <text:p><text:span text:style-name="T15">R</text:span><text:span text:style-name="T16">Cy</text:span></text:p>
          </draw:text-box>
        </draw:frame>
        <draw:frame draw:style-name="gr21" draw:text-style-name="P13" draw:layer="layout" svg:width="2.159cm" svg:height="1.81cm" svg:x="6.842cm" svg:y="3.794cm">
          <draw:text-box>
            <text:p><text:span text:style-name="T15">R</text:span><text:span text:style-name="T16">By</text:span></text:p>
          </draw:text-box>
        </draw:frame>
        <draw:frame draw:style-name="gr13" draw:text-style-name="P13" draw:layer="layout" svg:width="2.286cm" svg:height="1.107cm" svg:x="3.794cm" svg:y="4.683cm">
          <draw:text-box>
            <text:p><text:span text:style-name="T15">R</text:span><text:span text:style-name="T16">Bx</text:span></text:p>
          </draw:text-box>
        </draw:frame>
        <draw:frame draw:style-name="gr20" draw:text-style-name="P11" draw:layer="layout" svg:width="2.921cm" svg:height="2.36cm" svg:x="5.572cm" svg:y="8.936cm">
          <draw:text-box>
            <text:p><text:span text:style-name="T13">Static</text:span></text:p>
          </draw:text-box>
        </draw:frame>
        <draw:frame draw:style-name="gr9" draw:text-style-name="P8" draw:layer="layout" svg:width="1.778cm" svg:height="2.232cm" svg:x="9.38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9" draw:text-style-name="P2" draw:layer="layout" svg:x1="4.175cm" svg:y1="4.81cm" svg:x2="4.556cm" svg:y2="4.81cm">
          <text:p/>
        </draw:line>
        <draw:line draw:style-name="gr19" draw:text-style-name="P2" draw:layer="layout" svg:x1="7.223cm" svg:y1="3.921cm" svg:x2="7.604cm" svg:y2="3.921cm">
          <text:p/>
        </draw:line>
        <draw:line draw:style-name="gr19" draw:text-style-name="P2" draw:layer="layout" svg:x1="11.795cm" svg:y1="4.175cm" svg:x2="12.176cm" svg:y2="4.175cm">
          <text:p/>
        </draw:line>
        <draw:line draw:style-name="gr19" draw:text-style-name="P2" draw:layer="layout" svg:x1="13.446cm" svg:y1="5.318cm" svg:x2="13.827cm" svg:y2="5.318cm">
          <text:p/>
        </draw:line>
        <draw:line draw:style-name="gr19" draw:text-style-name="P2" draw:layer="layout" svg:x1="15.986cm" svg:y1="8.112cm" svg:x2="16.367cm" svg:y2="8.112cm">
          <text:p/>
        </draw:line>
      </draw:page>
      <draw:page draw:name="page6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54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54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54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6" draw:text-style-name="P2" draw:layer="layout" svg:x1="5.064cm" svg:y1="8.493cm" svg:x2="7.477cm" svg:y2="8.493cm">
          <text:p/>
        </draw:line>
        <draw:line draw:style-name="gr17" draw:text-style-name="P2" draw:layer="layout" svg:x1="14.462cm" svg:y1="5.191cm" svg:x2="12.429cm" svg:y2="5.191cm">
          <text:p/>
        </draw:line>
        <draw:line draw:style-name="gr17" draw:text-style-name="P2" draw:layer="layout" svg:x1="11.922cm" svg:y1="2.524cm" svg:x2="11.922cm" svg:y2="4.556cm">
          <text:p/>
        </draw:line>
        <draw:line draw:style-name="gr17" draw:text-style-name="P2" draw:layer="layout" svg:x1="8.112cm" svg:y1="7.858cm" svg:x2="8.112cm" svg:y2="5.826cm">
          <text:p/>
        </draw:line>
        <draw:frame draw:style-name="gr13" draw:text-style-name="P9" draw:layer="layout" svg:width="2.286cm" svg:height="1.107cm" svg:x="13.065cm" svg:y="4.175cm">
          <draw:text-box>
            <text:p><text:span text:style-name="T10">R</text:span><text:span text:style-name="T11">Bx</text:span></text:p>
          </draw:text-box>
        </draw:frame>
        <draw:frame draw:style-name="gr13" draw:text-style-name="P9" draw:layer="layout" svg:width="2.286cm" svg:height="1.107cm" svg:x="11.795cm" svg:y="2.778cm">
          <draw:text-box>
            <text:p><text:span text:style-name="T10">R</text:span><text:span text:style-name="T11">By</text:span></text:p>
          </draw:text-box>
        </draw:frame>
        <draw:frame draw:style-name="gr13" draw:text-style-name="P9" draw:layer="layout" svg:width="2.286cm" svg:height="1.107cm" svg:x="7.985cm" svg:y="6.116cm">
          <draw:text-box>
            <text:p><text:span text:style-name="T10">R</text:span><text:span text:style-name="T11">A</text:span></text:p>
          </draw:text-box>
        </draw:frame>
        <draw:frame draw:style-name="gr9" draw:text-style-name="P10" draw:layer="layout" svg:width="1.778cm" svg:height="2.232cm" svg:x="5.572cm" svg:y="7.658cm">
          <draw:text-box>
            <text:p><text:span text:style-name="T12">P</text:span></text:p>
          </draw:text-box>
        </draw:frame>
        <draw:line draw:style-name="gr18" draw:text-style-name="P2" draw:layer="layout" svg:x1="5.826cm" svg:y1="7.731cm" svg:x2="6.207cm" svg:y2="7.731cm">
          <text:p/>
        </draw:line>
        <draw:line draw:style-name="gr19" draw:text-style-name="P2" draw:layer="layout" svg:x1="8.366cm" svg:y1="6.207cm" svg:x2="8.747cm" svg:y2="6.207cm">
          <text:p/>
        </draw:line>
        <draw:line draw:style-name="gr19" draw:text-style-name="P2" draw:layer="layout" svg:x1="12.176cm" svg:y1="2.905cm" svg:x2="12.557cm" svg:y2="2.905cm">
          <text:p/>
        </draw:line>
        <draw:line draw:style-name="gr19" draw:text-style-name="P2" draw:layer="layout" svg:x1="13.446cm" svg:y1="4.302cm" svg:x2="13.827cm" svg:y2="4.302cm">
          <text:p/>
        </draw:line>
        <draw:frame draw:style-name="gr20" draw:text-style-name="P11" draw:layer="layout" svg:width="3.174cm" svg:height="2.36cm" svg:x="5.573cm" svg:y="8.936cm">
          <draw:text-box>
            <text:p><text:span text:style-name="T13">Dynamic</text:span></text:p>
          </draw:text-box>
        </draw:frame>
        <draw:frame draw:style-name="gr5" draw:text-style-name="P13" draw:layer="layout" svg:width="1.143cm" svg:height="1.107cm" svg:x="12.049cm" svg:y="6.588cm">
          <draw:text-box>
            <text:p><text:span text:style-name="T15">B</text:span><text:span text:style-name="T16">x</text:span></text:p>
          </draw:text-box>
        </draw:frame>
        <draw:line draw:style-name="gr19" draw:text-style-name="P2" draw:layer="layout" svg:x1="12.303cm" svg:y1="6.653cm" svg:x2="12.684cm" svg:y2="6.653cm">
          <text:p/>
        </draw:line>
        <draw:line draw:style-name="gr17" draw:text-style-name="P2" draw:layer="layout" svg:x1="12.304cm" svg:y1="6.461cm" svg:x2="10.271cm" svg:y2="6.461cm">
          <text:p/>
        </draw:line>
        <draw:line draw:style-name="gr17" draw:text-style-name="P2" draw:layer="layout" svg:x1="10.525cm" svg:y1="6.588cm" svg:x2="10.525cm" svg:y2="8.62cm">
          <text:p/>
        </draw:line>
        <draw:frame draw:style-name="gr5" draw:text-style-name="P13" draw:layer="layout" svg:width="1.143cm" svg:height="1.107cm" svg:x="10.906cm" svg:y="7.731cm">
          <draw:text-box>
            <text:p><text:span text:style-name="T15">B</text:span><text:span text:style-name="T16">y</text:span></text:p>
          </draw:text-box>
        </draw:frame>
        <draw:line draw:style-name="gr19" draw:text-style-name="P2" draw:layer="layout" svg:x1="11.16cm" svg:y1="7.796cm" svg:x2="11.541cm" svg:y2="7.796cm">
          <text:p/>
        </draw:line>
      </draw:page>
      <draw:page draw:name="page7" draw:style-name="dp1" draw:master-page-name="Default">
        <draw:custom-shape draw:style-name="gr2" draw:text-style-name="P1" draw:layer="layout" svg:width="0.919cm" svg:height="1.181cm" svg:x="5.95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09cm" svg:x2="10.728cm" svg:y2="6.303cm">
          <text:p/>
        </draw:line>
        <draw:line draw:style-name="gr3" draw:text-style-name="P2" draw:layer="layout" svg:x1="11.83cm" svg:y1="6.448cm" svg:x2="15.686cm" svg:y2="6.842cm">
          <text:p/>
        </draw:line>
        <draw:ellipse draw:style-name="gr4" draw:text-style-name="P3" draw:layer="layout" svg:width="1.102cm" svg:height="1.062cm" draw:transform="rotate (3.08434585412438) translate (11.799cm 6.919cm)" draw:kind="arc" draw:start-angle="173.75" draw:end-angle="355.63">
          <text:p/>
        </draw:ellipse>
        <draw:frame draw:style-name="gr5" draw:text-style-name="P12" draw:layer="layout" svg:width="0.762cm" svg:height="0.954cm" svg:x="6.669cm" svg:y="4.683cm">
          <draw:text-box>
            <text:p><text:span text:style-name="T14">B</text:span></text:p>
          </draw:text-box>
        </draw:frame>
        <draw:frame draw:style-name="gr5" draw:text-style-name="P12" draw:layer="layout" svg:width="0.762cm" svg:height="0.954cm" svg:x="11.749cm" svg:y="5.064cm">
          <draw:text-box>
            <text:p><text:span text:style-name="T14">C</text:span></text:p>
          </draw:text-box>
        </draw:frame>
        <draw:frame draw:style-name="gr5" draw:text-style-name="P12" draw:layer="layout" svg:width="0.762cm" svg:height="0.954cm" svg:x="14.543cm" svg:y="5.699cm">
          <draw:text-box>
            <text:p><text:span text:style-name="T14">D</text:span></text:p>
          </draw:text-box>
        </draw:frame>
        <draw:line draw:style-name="gr10" draw:text-style-name="P2" draw:layer="layout" svg:x1="11.287cm" svg:y1="6.207cm" svg:x2="11.287cm" svg:y2="8.112cm">
          <text:p/>
        </draw:line>
        <draw:ellipse draw:style-name="gr8" draw:text-style-name="P3" draw:layer="layout" svg:width="4.291cm" svg:height="4.356cm" draw:transform="skewX (-0.0130899693899575) rotate (1.21527275816365) translate (9.23cm 6.605cm)" draw:kind="arc" draw:start-angle="138.12" draw:end-angle="180.16">
          <text:p/>
        </draw:ellipse>
        <draw:line draw:style-name="gr17" draw:text-style-name="P2" draw:layer="layout" svg:x1="15.605cm" svg:y1="9.128cm" svg:x2="15.605cm" svg:y2="7.096cm">
          <text:p/>
        </draw:line>
        <draw:line draw:style-name="gr17" draw:text-style-name="P2" draw:layer="layout" svg:x1="6.461cm" svg:y1="5.191cm" svg:x2="6.461cm" svg:y2="3.159cm">
          <text:p/>
        </draw:line>
        <draw:line draw:style-name="gr17" draw:text-style-name="P2" draw:layer="layout" svg:x1="11.287cm" svg:y1="3.667cm" svg:x2="11.287cm" svg:y2="5.699cm">
          <text:p/>
        </draw:line>
        <draw:line draw:style-name="gr17" draw:text-style-name="P2" draw:layer="layout" svg:x1="3.413cm" svg:y1="5.699cm" svg:x2="5.826cm" svg:y2="5.699cm">
          <text:p/>
        </draw:line>
        <draw:line draw:style-name="gr17" draw:text-style-name="P2" draw:layer="layout" svg:x1="14.335cm" svg:y1="6.207cm" svg:x2="11.922cm" svg:y2="6.207cm">
          <text:p/>
        </draw:line>
        <draw:frame draw:style-name="gr5" draw:text-style-name="P13" draw:layer="layout" svg:width="1.143cm" svg:height="0.954cm" svg:x="15.732cm" svg:y="7.985cm">
          <draw:text-box>
            <text:p><text:span text:style-name="T15">F</text:span></text:p>
          </draw:text-box>
        </draw:frame>
        <draw:frame draw:style-name="gr21" draw:text-style-name="P13" draw:layer="layout" svg:width="1.651cm" svg:height="1.81cm" svg:x="13.065cm" svg:y="5.159cm">
          <draw:text-box>
            <text:p><text:span text:style-name="T15">R</text:span><text:span text:style-name="T16">Cx</text:span></text:p>
          </draw:text-box>
        </draw:frame>
        <draw:frame draw:style-name="gr21" draw:text-style-name="P13" draw:layer="layout" svg:width="2.032cm" svg:height="1.81cm" svg:x="11.414cm" svg:y="3.983cm">
          <draw:text-box>
            <text:p><text:span text:style-name="T15">R</text:span><text:span text:style-name="T16">Cy</text:span></text:p>
          </draw:text-box>
        </draw:frame>
        <draw:frame draw:style-name="gr21" draw:text-style-name="P13" draw:layer="layout" svg:width="2.159cm" svg:height="1.81cm" svg:x="6.842cm" svg:y="3.794cm">
          <draw:text-box>
            <text:p><text:span text:style-name="T15">R</text:span><text:span text:style-name="T16">By</text:span></text:p>
          </draw:text-box>
        </draw:frame>
        <draw:frame draw:style-name="gr13" draw:text-style-name="P13" draw:layer="layout" svg:width="2.286cm" svg:height="1.107cm" svg:x="3.794cm" svg:y="4.683cm">
          <draw:text-box>
            <text:p><text:span text:style-name="T15">R</text:span><text:span text:style-name="T16">Bx</text:span></text:p>
          </draw:text-box>
        </draw:frame>
        <draw:frame draw:style-name="gr20" draw:text-style-name="P11" draw:layer="layout" svg:width="3.175cm" svg:height="2.36cm" svg:x="5.572cm" svg:y="8.936cm">
          <draw:text-box>
            <text:p><text:span text:style-name="T13">Dynamic</text:span></text:p>
          </draw:text-box>
        </draw:frame>
        <draw:frame draw:style-name="gr9" draw:text-style-name="P8" draw:layer="layout" svg:width="1.778cm" svg:height="2.232cm" svg:x="9.38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9" draw:text-style-name="P2" draw:layer="layout" svg:x1="4.175cm" svg:y1="4.81cm" svg:x2="4.556cm" svg:y2="4.81cm">
          <text:p/>
        </draw:line>
        <draw:line draw:style-name="gr19" draw:text-style-name="P2" draw:layer="layout" svg:x1="7.223cm" svg:y1="3.921cm" svg:x2="7.604cm" svg:y2="3.921cm">
          <text:p/>
        </draw:line>
        <draw:line draw:style-name="gr19" draw:text-style-name="P2" draw:layer="layout" svg:x1="11.795cm" svg:y1="4.175cm" svg:x2="12.176cm" svg:y2="4.175cm">
          <text:p/>
        </draw:line>
        <draw:line draw:style-name="gr19" draw:text-style-name="P2" draw:layer="layout" svg:x1="13.446cm" svg:y1="5.318cm" svg:x2="13.827cm" svg:y2="5.318cm">
          <text:p/>
        </draw:line>
        <draw:line draw:style-name="gr19" draw:text-style-name="P2" draw:layer="layout" svg:x1="15.986cm" svg:y1="8.112cm" svg:x2="16.367cm" svg:y2="8.112cm">
          <text:p/>
        </draw:line>
        <draw:line draw:style-name="gr17" draw:text-style-name="P2" draw:layer="layout" svg:x1="10.017cm" svg:y1="5.953cm" svg:x2="7.731cm" svg:y2="5.699cm">
          <text:p/>
        </draw:line>
        <draw:frame draw:style-name="gr5" draw:text-style-name="P13" draw:layer="layout" svg:width="1.143cm" svg:height="1.107cm" svg:x="8.747cm" svg:y="4.872cm">
          <draw:text-box>
            <text:p><text:span text:style-name="T15">B</text:span><text:span text:style-name="T16">t</text:span></text:p>
          </draw:text-box>
        </draw:frame>
        <draw:line draw:style-name="gr19" draw:text-style-name="P2" draw:layer="layout" svg:x1="9.001cm" svg:y1="4.937cm" svg:x2="9.382cm" svg:y2="4.937cm">
          <text:p/>
        </draw:line>
        <draw:line draw:style-name="gr17" draw:text-style-name="P2" draw:layer="layout" svg:x1="10.018cm" svg:y1="5.904cm" svg:x2="9.763cm" svg:y2="8.239cm">
          <text:p/>
        </draw:line>
        <draw:line draw:style-name="gr19" draw:text-style-name="P2" draw:layer="layout" svg:x1="8.874cm" svg:y1="6.969cm" svg:x2="9.255cm" svg:y2="6.969cm">
          <text:p/>
        </draw:line>
        <draw:frame draw:style-name="gr5" draw:text-style-name="P13" draw:layer="layout" svg:width="1.143cm" svg:height="1.107cm" svg:x="8.62cm" svg:y="6.969cm">
          <draw:text-box>
            <text:p><text:span text:style-name="T15">B</text:span><text:span text:style-name="T16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0:21:12.030000000</meta:creation-date>
    <dc:date>2017-11-01T13:12:56.610000000</dc:date>
    <meta:editing-duration>PT2H20M11S</meta:editing-duration>
    <meta:editing-cycles>38</meta:editing-cycles>
    <meta:generator>LibreOffice/5.4.1.2$Windows_X86_64 LibreOffice_project/ea7cb86e6eeb2bf3a5af73a8f7777ac570321527</meta:generator>
    <meta:document-statistic meta:object-count="176"/>
  </office:meta>
</office:document-meta>
</file>